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d00" officeooo:paragraph-rsid="00083d00"/>
    </style:style>
    <style:style style:name="P2" style:family="paragraph" style:parent-style-name="Standard">
      <style:text-properties officeooo:rsid="0008906a" officeooo:paragraph-rsid="0008906a"/>
    </style:style>
    <style:style style:name="P3" style:family="paragraph" style:parent-style-name="Standard">
      <style:text-properties officeooo:rsid="000a1e63" officeooo:paragraph-rsid="000a1e63"/>
    </style:style>
    <style:style style:name="P4" style:family="paragraph" style:parent-style-name="Standard">
      <style:text-properties officeooo:rsid="000ad0ec" officeooo:paragraph-rsid="000ad0ec"/>
    </style:style>
    <style:style style:name="P5" style:family="paragraph" style:parent-style-name="Standard">
      <style:text-properties officeooo:rsid="000baad2" officeooo:paragraph-rsid="000baad2"/>
    </style:style>
    <style:style style:name="P6" style:family="paragraph" style:parent-style-name="Standard">
      <style:text-properties officeooo:rsid="000c2315" officeooo:paragraph-rsid="000c2315"/>
    </style:style>
    <style:style style:name="P7" style:family="paragraph" style:parent-style-name="Standard">
      <style:text-properties officeooo:rsid="000e0a31" officeooo:paragraph-rsid="000e0a31"/>
    </style:style>
    <style:style style:name="P8" style:family="paragraph" style:parent-style-name="Standard">
      <style:text-properties officeooo:rsid="000fc49f" officeooo:paragraph-rsid="000fc49f"/>
    </style:style>
    <style:style style:name="P9" style:family="paragraph" style:parent-style-name="Standard">
      <style:text-properties officeooo:rsid="00114c3f" officeooo:paragraph-rsid="00114c3f"/>
    </style:style>
    <style:style style:name="P10" style:family="paragraph" style:parent-style-name="Standard">
      <style:text-properties officeooo:rsid="001263cd" officeooo:paragraph-rsid="001263cd"/>
    </style:style>
    <style:style style:name="P11" style:family="paragraph" style:parent-style-name="Standard">
      <style:text-properties officeooo:rsid="00140c95" officeooo:paragraph-rsid="00140c95"/>
    </style:style>
    <style:style style:name="P12" style:family="paragraph" style:parent-style-name="Standard">
      <style:text-properties officeooo:rsid="00184a9a" officeooo:paragraph-rsid="00184a9a"/>
    </style:style>
    <style:style style:name="P13" style:family="paragraph" style:parent-style-name="Standard">
      <style:text-properties officeooo:rsid="0018680a" officeooo:paragraph-rsid="0018680a"/>
    </style:style>
    <style:style style:name="P14" style:family="paragraph" style:parent-style-name="Text_20_body">
      <style:text-properties officeooo:rsid="0008906a" officeooo:paragraph-rsid="0008906a"/>
    </style:style>
    <style:style style:name="P15" style:family="paragraph" style:parent-style-name="Text_20_body">
      <style:text-properties officeooo:rsid="001602a1" officeooo:paragraph-rsid="001602a1"/>
    </style:style>
    <style:style style:name="P16" style:family="paragraph" style:parent-style-name="Standard">
      <style:text-properties officeooo:rsid="0018680a" officeooo:paragraph-rsid="0018680a"/>
    </style:style>
    <style:style style:name="P17" style:family="paragraph" style:parent-style-name="Standard">
      <style:text-properties officeooo:rsid="001a96b2" officeooo:paragraph-rsid="001a96b2"/>
    </style:style>
    <style:style style:name="T1" style:family="text">
      <style:text-properties officeooo:rsid="000a1e63"/>
    </style:style>
    <style:style style:name="T2" style:family="text">
      <style:text-properties officeooo:rsid="00114c3f"/>
    </style:style>
    <style:style style:name="T3" style:family="text">
      <style:text-properties officeooo:rsid="001263cd"/>
    </style:style>
    <style:style style:name="T4" style:family="text">
      <style:text-properties officeooo:rsid="0012ad9a"/>
    </style:style>
    <style:style style:name="T5" style:family="text">
      <style:text-properties officeooo:rsid="001a96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lides aula:</text:p>
      <text:p text:style-name="Text_20_body">https://www.dropbox.com/s/qpq4kovmf5x0nip/technogueto-html-css-1.pdf?dl=0</text:p>
      <text:p text:style-name="Text_20_body"/>
      <text:p text:style-name="P14">HTML</text:p>
      <text:p text:style-name="P14"/>
      <text:p text:style-name="Text_20_body">DOCTYPE era importante ha uns anos atras.</text:p>
      <text:p text:style-name="Text_20_body">tags head e body são obrigatórias dentro de todo html.</text:p>
      <text:p text:style-name="Text_20_body">Links de referencia para o css e o javascript devem ser colocados no head.</text:p>
      <text:p text:style-name="Text_20_body">meta tags ajudam o google a encontrar sua pagina. Quanto melhor descrever mais o google pode encontra</text:p>
      <text:p text:style-name="P1">Títulos: do &lt;h1&gt; ao &lt;h6&gt;. Informação mais importante da pagina deve vir no h1. Idealmente não deve ter mais de um h1.</text:p>
      <text:p text:style-name="P1"/>
      <text:p text:style-name="P1">Texto: dentro da tag &lt;p&gt; (de paragrafo), &lt;strong&gt; para negrito, &lt;em&gt; <text:s/>para itálico.</text:p>
      <text:p text:style-name="P1"/>
      <text:p text:style-name="P1">Listas: &lt;ul&gt; para não ordenada, &lt;ol&gt; para lista ordenada. &lt;li&gt; para itens. Pode fazer em ordem inversa com &lt;ol reversed&gt;. Também pode fazer lista ordenada comçando em start</text:p>
      <text:p text:style-name="P1"/>
      <text:p text:style-name="P1">Imagem: só é obrigatorio atribut src . &lt;alt&gt; normalmente se usa para deficientes visuais.</text:p>
      <text:p text:style-name="P1"/>
      <text:p text:style-name="P1">Links: o # pode ser usado para se referir a um elemento da sua própria página.</text:p>
      <text:p text:style-name="P1"/>
      <text:p text:style-name="P1"/>
      <text:p text:style-name="P5">input, br e hr : tags que abrem e fecham em si mesmas</text:p>
      <text:p text:style-name="P1"/>
      <text:p text:style-name="P12">br faz quebra de linha em texto. Não para outros elementos.</text:p>
      <text:p text:style-name="P12"/>
      <text:p text:style-name="P12"/>
      <text:p text:style-name="P1"/>
      <text:p text:style-name="P2">CSS</text:p>
      <text:p text:style-name="P2"/>
      <text:p text:style-name="P2">Chrome <text:span text:style-name="T1">e Firefox </text:span>permite<text:span text:style-name="T1">m</text:span> aplicar regras de css no ‘Styles’ do inspetor.</text:p>
      <text:p text:style-name="P2"/>
      <text:p text:style-name="P3">Cores no fundo: background ou backgroud-color.</text:p>
      <text:p text:style-name="P3">Cores borda: boder ou border-color. Pode ter propriedades adicionais, como dashed.</text:p>
      <text:p text:style-name="P3">Cores texto: color</text:p>
      <text:p text:style-name="P2"/>
      <text:p text:style-name="P4">Tamanhos pode definir por: px, % <text:s/>ou em. O px especifica tamanho absoluto, independente do device, 100px é sempre o mesmo tamanho fixo. O % pode especificar um tamnho relativo a outro elemento. Já o em se baseia no tamanho da fonte da pagina.</text:p>
      <text:p text:style-name="P4"/>
      <text:p text:style-name="P4"/>
      <text:p text:style-name="P6">Inputs: </text:p>
      <text:p text:style-name="P6"><text:soft-page-break/></text:p>
      <text:p text:style-name="P7">Botões: se você n passar um type, vai ser do tipo submit.</text:p>
      <text:p text:style-name="P7"/>
      <text:p text:style-name="P8">Tabela: &lt;tr&gt; indica linhas, &lt;td&gt; indica colunas.</text:p>
      <text:p text:style-name="P8">“<text:span text:style-name="T2">semanticamente é errado usar só a div para separar conteúdos, tem outras tags”</text:span></text:p>
      <text:p text:style-name="P8"/>
      <text:p text:style-name="P9">&lt;header&gt; não é &lt;head&gt;, <text:span text:style-name="T3">é uma tag de significado, para sinalizar o local aonde o conteúdo deve ficar, como &lt;section&gt; e &lt;article&gt;.</text:span></text:p>
      <text:p text:style-name="P9"/>
      <text:p text:style-name="P10">Display</text:p>
      <text:p text:style-name="P10"/>
      <text:p text:style-name="P10"/>
      <text:p text:style-name="P10">“<text:span text:style-name="T4">html, css nasceu quase que exclusivamente para jornal.”</text:span></text:p>
      <text:p text:style-name="P10"/>
      <text:p text:style-name="P11">Fontes, por padrão, tem serifa.</text:p>
      <text:p text:style-name="P11"/>
      <text:p text:style-name="P11">Google fonts <text:s/>provê uma série de fontes que podem ser usadas colocando os links no head do html ou fazendo impor no css.</text:p>
      <text:p text:style-name="P11"/>
      <text:p text:style-name="P11"/>
      <text:p text:style-name="P13">REFERENCIA<text:span text:style-name="T5">s</text:span></text:p>
      <text:p text:style-name="P13"/>
      <text:p text:style-name="P13"><text:a xlink:type="simple" xlink:href="https://learn.shayhowe.com/html-css/building-your-first-web-page/" text:style-name="Internet_20_link" text:visited-style-name="Visited_20_Internet_20_Link">https://learn.shayhowe.com/html-css/building-your-first-web-page/</text:a></text:p>
      <text:p text:style-name="P13"/>
      <text:p text:style-name="P13"><text:a xlink:type="simple" xlink:href="https://fonts.google.com/?selection.family=Roboto" text:style-name="Internet_20_link" text:visited-style-name="Visited_20_Internet_20_Link">https://fonts.google.com/?selection.family=Roboto</text:a></text:p>
      <text:p text:style-name="P17">[google font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54:09.018811390</meta:creation-date>
    <dc:date>2020-02-29T13:17:46.439147962</dc:date>
    <meta:editing-duration>PT2H16M47S</meta:editing-duration>
    <meta:editing-cycles>11</meta:editing-cycles>
    <meta:generator>LibreOffice/6.2.8.2$Linux_X86_64 LibreOffice_project/20$Build-2</meta:generator>
    <meta:document-statistic meta:table-count="0" meta:image-count="0" meta:object-count="0" meta:page-count="2" meta:paragraph-count="33" meta:word-count="343" meta:character-count="2146" meta:non-whitespace-character-count="1832"/>
  </office:meta>
</office:document-meta>
</file>